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witchClosure.getPredica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witchClosure.getDefaultClos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witchClosure.getInstance( Predicate [ ] predicates , Closure [ ] closures , Closure defaultClosur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witchClosure.execute( Object inpu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witchClosure.SwitchClosure( Predicate [ ] predicates , Closure [ ] closures , Closure defaultClosur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witchClosure.getInstance( Map predicatesAndClosure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SwitchClosure.getClosur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